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9.12.30 20:56   |   </text:span><text:a xlink:type="simple" xlink:href="http://palinfo.habago.org/Entry?Command=Information_PrintForum&amp;iPage=1#FORUM38319"><text:span text:style-name="T2">#</text:span></text:a></text:p>
      <text:p text:style-name="P2"><text:span text:style-name="T1">卡韓政變 (215)：邪惡何時終結？</text:span><text:span text:style-name="T3"><text:line-break/><text:line-break/></text:span><text:span text:style-name="T1">陳真 2019. 12. 30.</text:span><text:span text:style-name="T3"><text:line-break/><text:line-break/><text:line-break/></text:span><text:span text:style-name="T1">看了最近幾場政見發表會以及韓國瑜參加某個脫口秀節目「博恩夜夜秀」，我心裏的困惑更深了：</text:span><text:span text:style-name="T3"><text:line-break/><text:line-break/></text:span><text:span text:style-name="T1">判斷一個人的人品氣度與操守、胸懷眼界和能力、誠信與熱情等等等，有那麼難嗎？你真的會相信綠營網軍那些憑空造謠與抹黑？你真的會蠢到去相信韓國瑜是個草包、是個壞人、是個不負責任的懶惰蟲、是個貪婪的人？</text:span><text:span text:style-name="T3"><text:line-break/><text:line-break/></text:span><text:span text:style-name="T1">台灣選舉史上從來沒有一次選舉如此卑鄙，長達一整年，每天就是鋪天蓋地的造謠抹黑歪曲渲染。</text:span><text:span text:style-name="T3"><text:line-break/><text:line-break/></text:span><text:span text:style-name="T1">我原本以為柯文哲和人渣黨當年聯手用網軍每天瘋狂抹黑栽贓連勝文那次選舉之卑劣齷齪程度將是空前絕後，想不到一次比一次無恥，一次比一次下流。每天，無時無刻就是散播謠言、扭曲事實，這就是台灣所謂令人驕傲的「民主」，永遠就是搞這一套，整個社會所有精力完全耗損在這樣一些骯髒事情上頭。</text:span><text:span text:style-name="T3"><text:line-break/><text:line-break/></text:span><text:span text:style-name="T1">我從黨外時代就知道韓國瑜，戴個金框眼鏡，白白嫩嫩，說話輕輕柔柔，但我不知其人品。但透過一整年的抹黑，讓我相信了他的廉潔與正直，證明了韓的清廉。整個台灣政壇上你找不出幾個這樣乾淨的人了。他要是有一絲絲不乾淨，老早被人渣黨給抓去關了。</text:span><text:span text:style-name="T3"><text:line-break/><text:line-break/></text:span><text:span text:style-name="T1">透過國家機器的嚴密搜索一整年，人渣黨找不到他的任何小辮子，於是就只好拼命憑空製造謠言來抹黑他，居然連家長主動遞小孩讓他抱抱，也能抹黑成他「強行抱走」小孩，拿小孩來「充當政治做秀道具」，居然把他抹黑成「泯滅人性」。</text:span><text:span text:style-name="T3"><text:line-break/><text:line-break/></text:span><text:span text:style-name="T1">但願這個無惡不作的骯髒齷齪貪污人渣黨，有一天會得到他們應有的下場，該關的關，該槍斃的槍斃。當真有那麼一天的來臨，我會考慮買鞭炮來放。</text:span><text:span text:style-name="T3"><text:line-break/><text:line-break/></text:span><text:span text:style-name="T1">記得有一陣子，綠媒及網軍以及綠色走狗文人們每天都在嘲笑韓國瑜的什麼「晶晶體」英文。我不知道這詞是什麼意思，只知道就是在嘲笑韓國瑜是草包、連英文都不懂。但我看他在「博恩夜夜秀」用英文溝通並無困難。英文這東西，又不是母語，就算使用上有困難又何妨？更何況韓國瑜的英文還不錯，居然也能抹黑成「不懂英文的草包」。</text:span><text:span text:style-name="T3"><text:line-break/><text:line-break/></text:span><text:span text:style-name="T1">我想說的是，綠營之抹黑，可以說真的是瘋了，簡直就是無所不黑，連中英夾雜說上兩句話也能抹黑、羞辱好幾個星期；連家長主動抱小孩來讓韓國瑜抱一下，大家拍個照，如此稀鬆平常的事，居然也能持續不斷抹黑成「泯滅人性」的滔天大罪。</text:span><text:span text:style-name="T3"><text:line-break/><text:line-break/></text:span><text:span text:style-name="T1">而且，綠營網軍居然還冒充嬰兒家長的朋友，煞有介事地造謠說小孩的媽媽多麼生氣，「衝上去把女兒抱回來」。但事實卻是媽媽穿越人群笑咪咪地抱著小孩，請韓國瑜抱抱，並且一起合照。</text:span><text:span text:style-name="T3"><text:line-break/><text:line-break/></text:span><text:span text:style-name="T1">甚至還有位綠油油的姜冠宇醫師，居然移花接木，把一個頭部潰爛的小嬰兒病人的照片，和韓國瑜抱小孩的照片並列，藉以影射、羞辱、抹黑韓國瑜。我本來把這位姜醫師的名字打上馬賽克，畢竟我並不希望人們因為一時的犯錯而在網路世界留下永久的資料。沒想到，這位姜冠宇居然堅持說他沒有錯，還說他「堅持做正確的事」。既然如此，我就不幫他打馬賽克了。</text:span><text:span text:style-name="T3"><text:line-break/><text:line-break/></text:span><text:span text:style-name="T1">後來，小孩的家長看不下去，對這位姜醫師提告，並且澄清所有完全空穴來風的抹黑，綠媒卻仍接力造謠。比方說自由時報大標題寫說「韓國瑜不顧嬰兒大哭仍造勢，陳芳明怒：把嬰兒當競選道具」。</text:span><text:span text:style-name="T3"><text:line-break/><text:line-break/></text:span><text:span text:style-name="T1">陳芳明這位綠油油的學者，他不在乎綠營罄竹難書的扯爛污及貪贓枉法以及無數倒行逆施，卻在乎韓國瑜抱小孩的姿勢不對，吻小孩不對，因此暴怒。真是很可恥。</text:span><text:span text:style-name="T3"><text:line-break/><text:line-break/></text:span><text:span text:style-name="T1">我真是無法理解這樣一些人的道德心態。對於一個不斷被憑空造謠抹黑污衊與羞辱的人，反而落井下石，再踢幾腳，把韓罵得不像個人似的，罵他「沒抱過小孩卻又要假裝慈愛」，說「從韓抱小孩的姿勢，就能看出韓是一個完全沒有同理心的禿頭」。但是，對於一幫貪婪無度無法無天的政治匪徒，陳芳明卻又絲毫不在乎，甚且大加歌頌。</text:span><text:span text:style-name="T3"><text:line-break/><text:line-break/></text:span><text:span text:style-name="T1">三立新聞則用驚悚版面，穿插圖文，大標題造謠說「嚇死寶寶了！韓國瑜一抱崩潰狂哭…網爆女嬰母：完全沒告知」，睜眼說瞎話造謠說嬰兒的媽媽多麼生氣韓國瑜擅自抱走她的小孩，然後甚至還以此造謠內容來公開質問韓國瑜的發言人。</text:span><text:span text:style-name="T3"><text:line-break/><text:line-break/></text:span><text:span text:style-name="T1">緊接著，自由時報又加碼指控，標題寫說「韓國瑜又抱又親，嬰孩狂哭。她怒轟毫無衛生常識」。</text:span><text:span text:style-name="T3"><text:line-break/><text:line-break/></text:span><text:span text:style-name="T1">「她」指的是人渣黨的立委謝欣霓。事實上，韓並沒有親小孩。問題是，人渣黨的政客不管怎麼親小孩，媒體都能講得好溫馨好動人，而韓國瑜卻變成「毫無衛生常識」，說他的手、他的嘴有多髒云云。然後綠媒說，「醫師姜冠宇在臉書提醒，這樣的親吻恐怕會讓嬰兒感染皰疹病毒與金黃色葡萄球菌，讓外界十分憂心」。</text:span><text:span text:style-name="T3"><text:line-break/><text:line-break/></text:span><text:span text:style-name="T1">「讓外界對於這位女嬰的健康十分憂心」？很可恥吧，怎麼會有人心機這麼邪門？這些人渣黨所屬的綠媒，二十幾年來每天就是這樣醜化大陸人，說大陸人好髒，好蠢，好不衛生，好沒規矩，好吵，好沒秩序，好沒禮貌，好貪心，隨地大小便...等等等。</text:span><text:span text:style-name="T3"><text:line-break/><text:line-break/></text:span><text:span text:style-name="T1">各位還記得人渣黨和人渣綠媒當初反ECFA 是怎麼反的吧？除了造謠說將會有四、五百萬個台灣人失業，中國人將奴役台灣人，台灣小孩將會被迫前往黑龍江找工作，台灣女生將找不到男人結婚等等等之外，我還保留著一整個版面的人渣黨廣告，畫面上是一群骯髒猥瑣的男人，以一種猥瑣的姿勢，排成一排在公園當街撒尿，然後旁邊寫說：ECFA 若通過，我們原本乾淨的公園和生活環境將被屎尿淹沒云云，因為中國人就是髒，就是有病有毒，而且沒有教養，不懂文明，不民主，沒規矩，髒亂吵鬧等等等。</text:span><text:span text:style-name="T3"><text:line-break/><text:line-break/></text:span><text:span text:style-name="T1">我原本以為抱嬰兒的抹黑事件已經真相大白，沒想到，隔天，我竟然看到一則「最多人瀏覽的熱門新聞」，標題寫說：「韓國瑜向女嬰父母道歉了！韓表示不用骯髒手段贏」。</text:span><text:span text:style-name="T3"><text:line-break/><text:line-break/></text:span><text:span text:style-name="T1">我真是不敢相信自己的眼睛，真是很難想像人性怎麼會壞到這種程度。事實是：韓國瑜是很體貼地向女嬰的父母說，「真不好意思，一個快快樂樂的嬰兒爬行比賽，卻讓你們遭遇這些風波」。媒體卻故意把它誤導成韓國瑜終於為自己的卑鄙骯髒行為道歉了。</text:span><text:span text:style-name="T3"><text:line-break/><text:line-break/></text:span><text:span text:style-name="T1">寫這些東西真是很累，二十年來，成千上萬根本數不清的謠言和抹黑。難道你真的都不會生氣？難道你真的蠢到會去支持這樣一個齷齪卑鄙貪婪到爆根本無法無天的人渣黨及其走狗們？讓他們持續為非作歹下去？</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